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21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Tahoma" fo:font-size="15pt" style:font-name-asian="Tahoma" style:font-size-asian="15pt" style:font-size-complex="15pt"/>
    </style:style>
    <style:style style:name="ce2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size-complex="15pt"/>
    </style:style>
    <style:style style:name="ce3" style:family="table-cell" style:parent-style-name="Default">
      <style:table-cell-properties fo:border="0.002cm solid #000000"/>
      <style:text-properties style:font-name="Tahoma" fo:font-size="15pt" style:font-name-asian="Tahoma" style:font-size-asian="15pt" style:font-size-complex="15pt"/>
    </style:style>
    <style:style style:name="ce4" style:family="table-cell" style:parent-style-name="Default" style:data-style-name="N3">
      <style:table-cell-properties fo:border="0.002cm solid #000000"/>
      <style:text-properties style:font-name="Tahoma" fo:font-size="15pt" style:font-name-asian="Tahoma" style:font-size-asian="15pt" style:font-size-complex="15pt"/>
    </style:style>
    <style:style style:name="ce5" style:family="table-cell" style:parent-style-name="Default" style:data-style-name="N2">
      <style:text-properties style:font-name="Tahoma" fo:font-size="15pt" style:font-name-asian="Tahoma" style:font-size-asian="15pt" style:font-size-complex="15pt"/>
    </style:style>
    <style:style style:name="ce6" style:family="table-cell" style:parent-style-name="Default" style:data-style-name="N4">
      <style:table-cell-properties fo:border="0.002cm solid #000000"/>
      <style:text-properties style:font-name="Tahoma" fo:font-size="15pt" style:font-name-asian="Tahoma" style:font-size-asian="15pt" style:font-size-complex="15pt"/>
    </style:style>
    <style:style style:name="ce7" style:family="table-cell" style:parent-style-name="Default" style:data-style-name="N11">
      <style:table-cell-properties fo:border="0.002cm solid #000000"/>
      <style:text-properties style:font-name="Tahoma" fo:font-size="15pt" style:font-name-asian="Tahoma" style:font-size-asian="15pt" style:font-size-complex="15pt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3"/>
          <table:table-cell office:value-type="string">
            <text:p>source : wiki pages</text:p>
          </table:table-cell>
          <table:table-cell table:number-columns-repeated="2"/>
          <table:table-cell office:value-type="string">
            <text:p>https://www.kanaloco.jp/news/social/article-576792.html/galle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b / a</text:p>
          </table:table-cell>
          <table:table-cell office:value-type="string">
            <text:p>c / a</text:p>
          </table:table-cell>
          <table:table-cell office:value-type="string">
            <text:p>c / d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" office:value-type="string">
            <text:p>対象</text:p>
          </table:table-cell>
          <table:table-cell table:style-name="ce2" office:value-type="string">
            <text:p>人口 (wiki)</text:p>
          </table:table-cell>
          <table:table-cell table:style-name="ce2" office:value-type="string">
            <text:p>感染</text:p>
          </table:table-cell>
          <table:table-cell table:style-name="ce2" office:value-type="string">
            <text:p>death</text:p>
          </table:table-cell>
          <table:table-cell table:style-name="ce2" office:value-type="string">
            <text:p>infec – pop (per 千)</text:p>
          </table:table-cell>
          <table:table-cell table:style-name="ce2" office:value-type="string">
            <text:p>death – pop (per 10万)</text:p>
          </table:table-cell>
          <table:table-cell table:style-name="ce2" office:value-type="string">
            <text:p>death – infec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3" office:value-type="string">
            <text:p>横須賀市</text:p>
          </table:table-cell>
          <table:table-cell table:style-name="ce4" office:value-type="float" office:value="387467">
            <text:p>387,467</text:p>
          </table:table-cell>
          <table:table-cell table:style-name="ce4" office:value-type="float" office:value="2889">
            <text:p>2,889</text:p>
          </table:table-cell>
          <table:table-cell table:style-name="ce4" office:value-type="float" office:value="17">
            <text:p>17</text:p>
          </table:table-cell>
          <table:table-cell table:style-name="ce6" table:formula="of:=[.F5]/[.E5]*1000" office:value-type="float" office:value="7.45611884366927">
            <text:p>7.46</text:p>
          </table:table-cell>
          <table:table-cell table:style-name="ce6" table:formula="of:=[.G5]/[.E5]*100000" office:value-type="float" office:value="4.3874704168355">
            <text:p>4.39</text:p>
          </table:table-cell>
          <table:table-cell table:style-name="ce7" table:formula="of:=[.G5]/[.F5]" office:value-type="percentage" office:value="0.00588438906195916">
            <text:p>0.59%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3" office:value-type="string">
            <text:p>平塚市</text:p>
          </table:table-cell>
          <table:table-cell table:style-name="ce4" office:value-type="float" office:value="258237">
            <text:p>258,237</text:p>
          </table:table-cell>
          <table:table-cell table:style-name="ce4" office:value-type="float" office:value="1372">
            <text:p>1,372</text:p>
          </table:table-cell>
          <table:table-cell table:style-name="ce4" office:value-type="float" office:value="6">
            <text:p>6</text:p>
          </table:table-cell>
          <table:table-cell table:style-name="ce6" table:formula="of:=[.F6]/[.E6]*1000" office:value-type="float" office:value="5.31294895774037">
            <text:p>5.31</text:p>
          </table:table-cell>
          <table:table-cell table:style-name="ce6" table:formula="of:=[.G6]/[.E6]*100000" office:value-type="float" office:value="2.32344706606722">
            <text:p>2.32</text:p>
          </table:table-cell>
          <table:table-cell table:style-name="ce7" table:formula="of:=[.G6]/[.F6]" office:value-type="percentage" office:value="0.0043731778425656">
            <text:p>0.44%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3" office:value-type="string">
            <text:p>厚木市</text:p>
          </table:table-cell>
          <table:table-cell table:style-name="ce4" office:value-type="float" office:value="223964">
            <text:p>223,964</text:p>
          </table:table-cell>
          <table:table-cell table:style-name="ce4" office:value-type="float" office:value="1939">
            <text:p>1,939</text:p>
          </table:table-cell>
          <table:table-cell table:style-name="ce4" office:value-type="float" office:value="6">
            <text:p>6</text:p>
          </table:table-cell>
          <table:table-cell table:style-name="ce6" table:formula="of:=[.F7]/[.E7]*1000" office:value-type="float" office:value="8.65764140665464">
            <text:p>8.66</text:p>
          </table:table-cell>
          <table:table-cell table:style-name="ce6" table:formula="of:=[.G7]/[.E7]*100000" office:value-type="float" office:value="2.67900198246147">
            <text:p>2.68</text:p>
          </table:table-cell>
          <table:table-cell table:style-name="ce7" table:formula="of:=[.G7]/[.F7]" office:value-type="percentage" office:value="0.00309437854564208">
            <text:p>0.31%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3" office:value-type="string">
            <text:p>山北町</text:p>
          </table:table-cell>
          <table:table-cell table:style-name="ce4" office:value-type="float" office:value="9654">
            <text:p>9,65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">
            <text:p>4</text:p>
          </table:table-cell>
          <table:table-cell table:style-name="ce6" table:formula="of:=[.F8]/[.E8]*1000" office:value-type="float" office:value="3.10752019888129">
            <text:p>3.11</text:p>
          </table:table-cell>
          <table:table-cell table:style-name="ce6" table:formula="of:=[.G8]/[.E8]*100000" office:value-type="float" office:value="41.4336026517506">
            <text:p>41.43</text:p>
          </table:table-cell>
          <table:table-cell table:style-name="ce7" table:formula="of:=[.G8]/[.F8]" office:value-type="percentage" office:value="0.133333333333333">
            <text:p>13.33%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3" office:value-type="string">
            <text:p>松田町</text:p>
          </table:table-cell>
          <table:table-cell table:style-name="ce4" office:value-type="float" office:value="10653">
            <text:p>10,653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6" table:formula="of:=[.F9]/[.E9]*1000" office:value-type="float" office:value="3.66094058011828">
            <text:p>3.66</text:p>
          </table:table-cell>
          <table:table-cell table:style-name="ce6" table:formula="of:=[.G9]/[.E9]*100000" office:value-type="float" office:value="9.3870271285084">
            <text:p>9.39</text:p>
          </table:table-cell>
          <table:table-cell table:style-name="ce7" table:formula="of:=[.G9]/[.F9]" office:value-type="percentage" office:value="0.0256410256410256">
            <text:p>2.5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"/>
          <table:table-cell table:formula="of:=[.D4]" office:value-type="string" office:string-value="対象">
            <text:p>対象</text:p>
          </table:table-cell>
          <table:table-cell table:formula="of:=[.E4]" office:value-type="string" office:string-value="人口 (wiki)">
            <text:p>人口 (wiki)</text:p>
          </table:table-cell>
          <table:table-cell table:formula="of:=[.F4]" office:value-type="string" office:string-value="感染">
            <text:p>感染</text:p>
          </table:table-cell>
          <table:table-cell table:formula="of:=[.G4]" office:value-type="string" office:string-value="death">
            <text:p>death</text:p>
          </table:table-cell>
          <table:table-cell table:formula="of:=[.H4]" office:value-type="string" office:string-value="infec – pop (per 千)">
            <text:p>infec – pop (per 千)</text:p>
          </table:table-cell>
          <table:table-cell table:formula="of:=[.I4]" office:value-type="string" office:string-value="death – pop (per 10万)">
            <text:p>death – pop (per 10万)</text:p>
          </table:table-cell>
          <table:table-cell table:formula="of:=[.J4]" office:value-type="string" office:string-value="death – infec">
            <text:p>death – infec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5]" office:value-type="string" office:string-value="横須賀市">
            <text:p>横須賀市</text:p>
          </table:table-cell>
          <table:table-cell table:style-name="ce5" table:formula="of:=[.E5]/[.$E$5]*100" office:value-type="float" office:value="100">
            <text:p>100.00</text:p>
          </table:table-cell>
          <table:table-cell table:style-name="ce5" table:formula="of:=[.F5]/[.F$5]*100" office:value-type="float" office:value="100">
            <text:p>100.00</text:p>
          </table:table-cell>
          <table:table-cell table:style-name="ce5" table:formula="of:=[.G5]/[.G$5]*100" office:value-type="float" office:value="100">
            <text:p>100.00</text:p>
          </table:table-cell>
          <table:table-cell table:style-name="ce5" table:formula="of:=[.H5]/[.H$5]*100" office:value-type="float" office:value="100">
            <text:p>100.00</text:p>
          </table:table-cell>
          <table:table-cell table:style-name="ce5" table:formula="of:=[.I5]/[.I$5]*100" office:value-type="float" office:value="100">
            <text:p>100.00</text:p>
          </table:table-cell>
          <table:table-cell table:style-name="ce5" table:formula="of:=[.J5]/[.J$5]*100" office:value-type="float" office:value="100">
            <text:p>1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6]" office:value-type="string" office:string-value="平塚市">
            <text:p>平塚市</text:p>
          </table:table-cell>
          <table:table-cell table:style-name="ce5" table:formula="of:=[.E6]/[.$E$5]*100" office:value-type="float" office:value="66.647482237197">
            <text:p>66.65</text:p>
          </table:table-cell>
          <table:table-cell table:style-name="ce5" table:formula="of:=[.F6]/[.F$5]*100" office:value-type="float" office:value="47.490481135341">
            <text:p>47.49</text:p>
          </table:table-cell>
          <table:table-cell table:style-name="ce5" table:formula="of:=[.G6]/[.G$5]*100" office:value-type="float" office:value="35.2941176470588">
            <text:p>35.29</text:p>
          </table:table-cell>
          <table:table-cell table:style-name="ce5" table:formula="of:=[.H6]/[.H$5]*100" office:value-type="float" office:value="71.2562268538867">
            <text:p>71.26</text:p>
          </table:table-cell>
          <table:table-cell table:style-name="ce5" table:formula="of:=[.I6]/[.I$5]*100" office:value-type="float" office:value="52.9564155498745">
            <text:p>52.96</text:p>
          </table:table-cell>
          <table:table-cell table:style-name="ce5" table:formula="of:=[.J6]/[.J$5]*100" office:value-type="float" office:value="74.3182987480707">
            <text:p>74.32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7]" office:value-type="string" office:string-value="厚木市">
            <text:p>厚木市</text:p>
          </table:table-cell>
          <table:table-cell table:style-name="ce5" table:formula="of:=[.E7]/[.$E$5]*100" office:value-type="float" office:value="57.8020837903615">
            <text:p>57.80</text:p>
          </table:table-cell>
          <table:table-cell table:style-name="ce5" table:formula="of:=[.F7]/[.F$5]*100" office:value-type="float" office:value="67.11664935964">
            <text:p>67.12</text:p>
          </table:table-cell>
          <table:table-cell table:style-name="ce5" table:formula="of:=[.G7]/[.G$5]*100" office:value-type="float" office:value="35.2941176470588">
            <text:p>35.29</text:p>
          </table:table-cell>
          <table:table-cell table:style-name="ce5" table:formula="of:=[.H7]/[.H$5]*100" office:value-type="float" office:value="116.114584386025">
            <text:p>116.11</text:p>
          </table:table-cell>
          <table:table-cell table:style-name="ce5" table:formula="of:=[.I7]/[.I$5]*100" office:value-type="float" office:value="61.0602859493175">
            <text:p>61.06</text:p>
          </table:table-cell>
          <table:table-cell table:style-name="ce5" table:formula="of:=[.J7]/[.J$5]*100" office:value-type="float" office:value="52.5862330491764">
            <text:p>52.59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8]" office:value-type="string" office:string-value="山北町">
            <text:p>山北町</text:p>
          </table:table-cell>
          <table:table-cell table:style-name="ce5" table:formula="of:=[.E8]/[.$E$5]*100" office:value-type="float" office:value="2.49156702377235">
            <text:p>2.49</text:p>
          </table:table-cell>
          <table:table-cell table:style-name="ce5" table:formula="of:=[.F8]/[.F$5]*100" office:value-type="float" office:value="1.03842159916926">
            <text:p>1.04</text:p>
          </table:table-cell>
          <table:table-cell table:style-name="ce5" table:formula="of:=[.G8]/[.G$5]*100" office:value-type="float" office:value="23.5294117647059">
            <text:p>23.53</text:p>
          </table:table-cell>
          <table:table-cell table:style-name="ce5" table:formula="of:=[.H8]/[.H$5]*100" office:value-type="float" office:value="41.6774499446154">
            <text:p>41.68</text:p>
          </table:table-cell>
          <table:table-cell table:style-name="ce5" table:formula="of:=[.I8]/[.I$5]*100" office:value-type="float" office:value="944.361983450932">
            <text:p>944.36</text:p>
          </table:table-cell>
          <table:table-cell table:style-name="ce5" table:formula="of:=[.J8]/[.J$5]*100" office:value-type="float" office:value="2265.88235294118">
            <text:p>2265.88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9]" office:value-type="string" office:string-value="松田町">
            <text:p>松田町</text:p>
          </table:table-cell>
          <table:table-cell table:style-name="ce5" table:formula="of:=[.E9]/[.$E$5]*100" office:value-type="float" office:value="2.74939543238521">
            <text:p>2.75</text:p>
          </table:table-cell>
          <table:table-cell table:style-name="ce5" table:formula="of:=[.F9]/[.F$5]*100" office:value-type="float" office:value="1.34994807892004">
            <text:p>1.35</text:p>
          </table:table-cell>
          <table:table-cell table:style-name="ce5" table:formula="of:=[.G9]/[.G$5]*100" office:value-type="float" office:value="5.88235294117647">
            <text:p>5.88</text:p>
          </table:table-cell>
          <table:table-cell table:style-name="ce5" table:formula="of:=[.H9]/[.H$5]*100" office:value-type="float" office:value="49.0998152909896">
            <text:p>49.10</text:p>
          </table:table-cell>
          <table:table-cell table:style-name="ce5" table:formula="of:=[.I9]/[.I$5]*100" office:value-type="float" office:value="213.950778847163">
            <text:p>213.95</text:p>
          </table:table-cell>
          <table:table-cell table:style-name="ce5" table:formula="of:=[.J9]/[.J$5]*100" office:value-type="float" office:value="435.746606334842">
            <text:p>435.7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"/>
          <table:table-cell table:formula="of:=[.D11]" office:value-type="string" office:string-value="対象">
            <text:p>対象</text:p>
          </table:table-cell>
          <table:table-cell table:formula="of:=[.E11]" office:value-type="string" office:string-value="人口 (wiki)">
            <text:p>人口 (wiki)</text:p>
          </table:table-cell>
          <table:table-cell table:formula="of:=[.F11]" office:value-type="string" office:string-value="感染">
            <text:p>感染</text:p>
          </table:table-cell>
          <table:table-cell table:formula="of:=[.G11]" office:value-type="string" office:string-value="death">
            <text:p>death</text:p>
          </table:table-cell>
          <table:table-cell table:formula="of:=[.H11]" office:value-type="string" office:string-value="infec – pop (per 千)">
            <text:p>infec – pop (per 千)</text:p>
          </table:table-cell>
          <table:table-cell table:formula="of:=[.I11]" office:value-type="string" office:string-value="death – pop (per 10万)">
            <text:p>death – pop (per 10万)</text:p>
          </table:table-cell>
          <table:table-cell table:formula="of:=[.J11]" office:value-type="string" office:string-value="death – infec">
            <text:p>death – infec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12]" office:value-type="string" office:string-value="横須賀市">
            <text:p>横須賀市</text:p>
          </table:table-cell>
          <table:table-cell table:style-name="ce5" table:formula="of:=[.E5]/[.E$6]*100" office:value-type="float" office:value="150.043177391311">
            <text:p>150.04</text:p>
          </table:table-cell>
          <table:table-cell table:style-name="ce5" table:formula="of:=[.F5]/[.F$6]*100" office:value-type="float" office:value="210.568513119534">
            <text:p>210.57</text:p>
          </table:table-cell>
          <table:table-cell table:style-name="ce5" table:formula="of:=[.G5]/[.G$6]*100" office:value-type="float" office:value="283.333333333333">
            <text:p>283.33</text:p>
          </table:table-cell>
          <table:table-cell table:style-name="ce5" table:formula="of:=[.H5]/[.H$6]*100" office:value-type="float" office:value="140.338612378471">
            <text:p>140.34</text:p>
          </table:table-cell>
          <table:table-cell table:style-name="ce5" table:formula="of:=[.I5]/[.I$6]*100" office:value-type="float" office:value="188.834533005391">
            <text:p>188.83</text:p>
          </table:table-cell>
          <table:table-cell table:style-name="ce5" table:formula="of:=[.J5]/[.J$6]*100" office:value-type="float" office:value="134.556363216799">
            <text:p>134.56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13]" office:value-type="string" office:string-value="平塚市">
            <text:p>平塚市</text:p>
          </table:table-cell>
          <table:table-cell table:style-name="ce5" table:formula="of:=[.E6]/[.E$6]*100" office:value-type="float" office:value="100">
            <text:p>100.00</text:p>
          </table:table-cell>
          <table:table-cell table:style-name="ce5" table:formula="of:=[.F6]/[.F$6]*100" office:value-type="float" office:value="100">
            <text:p>100.00</text:p>
          </table:table-cell>
          <table:table-cell table:style-name="ce5" table:formula="of:=[.G6]/[.G$6]*100" office:value-type="float" office:value="100">
            <text:p>100.00</text:p>
          </table:table-cell>
          <table:table-cell table:style-name="ce5" table:formula="of:=[.H6]/[.H$6]*100" office:value-type="float" office:value="100">
            <text:p>100.00</text:p>
          </table:table-cell>
          <table:table-cell table:style-name="ce5" table:formula="of:=[.I6]/[.I$6]*100" office:value-type="float" office:value="100">
            <text:p>100.00</text:p>
          </table:table-cell>
          <table:table-cell table:style-name="ce5" table:formula="of:=[.J6]/[.J$6]*100" office:value-type="float" office:value="100">
            <text:p>100.0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14]" office:value-type="string" office:string-value="厚木市">
            <text:p>厚木市</text:p>
          </table:table-cell>
          <table:table-cell table:style-name="ce5" table:formula="of:=[.E7]/[.E$6]*100" office:value-type="float" office:value="86.7280831174464">
            <text:p>86.73</text:p>
          </table:table-cell>
          <table:table-cell table:style-name="ce5" table:formula="of:=[.F7]/[.F$6]*100" office:value-type="float" office:value="141.326530612245">
            <text:p>141.33</text:p>
          </table:table-cell>
          <table:table-cell table:style-name="ce5" table:formula="of:=[.G7]/[.G$6]*100" office:value-type="float" office:value="100">
            <text:p>100.00</text:p>
          </table:table-cell>
          <table:table-cell table:style-name="ce5" table:formula="of:=[.H7]/[.H$6]*100" office:value-type="float" office:value="162.953596496376">
            <text:p>162.95</text:p>
          </table:table-cell>
          <table:table-cell table:style-name="ce5" table:formula="of:=[.I7]/[.I$6]*100" office:value-type="float" office:value="115.30290582415">
            <text:p>115.30</text:p>
          </table:table-cell>
          <table:table-cell table:style-name="ce5" table:formula="of:=[.J7]/[.J$6]*100" office:value-type="float" office:value="70.7581227436823">
            <text:p>70.76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15]" office:value-type="string" office:string-value="山北町">
            <text:p>山北町</text:p>
          </table:table-cell>
          <table:table-cell table:style-name="ce5" table:formula="of:=[.E8]/[.E$6]*100" office:value-type="float" office:value="3.73842632930215">
            <text:p>3.74</text:p>
          </table:table-cell>
          <table:table-cell table:style-name="ce5" table:formula="of:=[.F8]/[.F$6]*100" office:value-type="float" office:value="2.1865889212828">
            <text:p>2.19</text:p>
          </table:table-cell>
          <table:table-cell table:style-name="ce5" table:formula="of:=[.G8]/[.G$6]*100" office:value-type="float" office:value="66.6666666666667">
            <text:p>66.67</text:p>
          </table:table-cell>
          <table:table-cell table:style-name="ce5" table:formula="of:=[.H8]/[.H$6]*100" office:value-type="float" office:value="58.489554927005">
            <text:p>58.49</text:p>
          </table:table-cell>
          <table:table-cell table:style-name="ce5" table:formula="of:=[.I8]/[.I$6]*100" office:value-type="float" office:value="1783.28154133002">
            <text:p>1783.28</text:p>
          </table:table-cell>
          <table:table-cell table:style-name="ce5" table:formula="of:=[.J8]/[.J$6]*100" office:value-type="float" office:value="3048.88888888889">
            <text:p>3048.89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formula="of:=[.D16]" office:value-type="string" office:string-value="松田町">
            <text:p>松田町</text:p>
          </table:table-cell>
          <table:table-cell table:style-name="ce5" table:formula="of:=[.E9]/[.E$6]*100" office:value-type="float" office:value="4.12528026580234">
            <text:p>4.13</text:p>
          </table:table-cell>
          <table:table-cell table:style-name="ce5" table:formula="of:=[.F9]/[.F$6]*100" office:value-type="float" office:value="2.84256559766764">
            <text:p>2.84</text:p>
          </table:table-cell>
          <table:table-cell table:style-name="ce5" table:formula="of:=[.G9]/[.G$6]*100" office:value-type="float" office:value="16.6666666666667">
            <text:p>16.67</text:p>
          </table:table-cell>
          <table:table-cell table:style-name="ce5" table:formula="of:=[.H9]/[.H$6]*100" office:value-type="float" office:value="68.905999459767">
            <text:p>68.91</text:p>
          </table:table-cell>
          <table:table-cell table:style-name="ce5" table:formula="of:=[.I9]/[.I$6]*100" office:value-type="float" office:value="404.012954097437">
            <text:p>404.01</text:p>
          </table:table-cell>
          <table:table-cell table:style-name="ce5" table:formula="of:=[.J9]/[.J$6]*100" office:value-type="float" office:value="586.324786324786">
            <text:p>586.32</text:p>
          </table:table-cell>
          <table:table-cell table:number-columns-repeated="101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2" table:default-cell-style-name="ce1"/>
        <table:table-row table:style-name="ro3">
          <table:table-cell/>
          <table:table-cell office:value-type="string">
            <text:p>https://www.pref.kanagawa.jp/documents/77029/20210715_kawasaki.pdf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ttps://www.pref.kanagawa.jp/docs/ga4/covid19/occurrence_list.html</text:p>
          </table:table-cell>
          <table:table-cell table:number-columns-repeated="1021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 table:number-columns-repeated="12"/>
          <table:table-cell office:value-type="string">
            <text:p>b – a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a</text:p>
          </table:table-cell>
          <table:table-cell table:number-columns-repeated="3"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14969例目 <text:s text:c="3"/>(41) <text:s/>20代男性</text:p>
          </table:table-cell>
          <table:table-cell table:style-name="ce3" office:value-type="string">
            <text:p>川崎市高津区</text:p>
          </table:table-cell>
          <table:table-cell table:style-name="ce3" office:value-type="string">
            <text:p>会社員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陽性者と接触</text:p>
          </table:table-cell>
          <table:table-cell table:style-name="ce3" table:formula="of:=[.K7]-[.G7]" office:value-type="float" office:value="4">
            <text:p>4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0例目 <text:s text:c="3"/>(42) <text:s/>30代男性</text:p>
          </table:table-cell>
          <table:table-cell table:style-name="ce3" office:value-type="string">
            <text:p>川崎市中原区</text:p>
          </table:table-cell>
          <table:table-cell table:style-name="ce3" office:value-type="string">
            <text:p>会社員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不明</text:p>
          </table:table-cell>
          <table:table-cell table:style-name="ce3" table:formula="of:=[.K8]-[.G8]" office:value-type="float" office:value="2">
            <text:p>2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1例目 <text:s text:c="3"/>(43) <text:s/>30代男性</text:p>
          </table:table-cell>
          <table:table-cell table:style-name="ce3" office:value-type="string">
            <text:p>川崎市高津区</text:p>
          </table:table-cell>
          <table:table-cell table:style-name="ce3" office:value-type="string">
            <text:p>公務員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不明</text:p>
          </table:table-cell>
          <table:table-cell table:style-name="ce3" table:formula="of:=[.K9]-[.G9]" office:value-type="float" office:value="3">
            <text:p>3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2例目 <text:s text:c="3"/>(44) <text:s/>40代男性</text:p>
          </table:table-cell>
          <table:table-cell table:style-name="ce3" office:value-type="string">
            <text:p>川崎市多摩区</text:p>
          </table:table-cell>
          <table:table-cell table:style-name="ce3" office:value-type="string">
            <text:p>自営業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不明</text:p>
          </table:table-cell>
          <table:table-cell table:style-name="ce3" table:formula="of:=[.K10]-[.G10]" office:value-type="float" office:value="0">
            <text:p>0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3例目 <text:s text:c="3"/>(45) <text:s/>20代女性</text:p>
          </table:table-cell>
          <table:table-cell table:style-name="ce3" office:value-type="string">
            <text:p>川崎市川崎区</text:p>
          </table:table-cell>
          <table:table-cell table:style-name="ce3" office:value-type="string">
            <text:p>自営業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不明</text:p>
          </table:table-cell>
          <table:table-cell table:style-name="ce3" table:formula="of:=[.K11]-[.G11]" office:value-type="float" office:value="9">
            <text:p>9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4例目 <text:s text:c="3"/>(46) <text:s/>20代男性</text:p>
          </table:table-cell>
          <table:table-cell table:style-name="ce3" office:value-type="string">
            <text:p>川崎市高津区</text:p>
          </table:table-cell>
          <table:table-cell table:style-name="ce3" office:value-type="string">
            <text:p>フリーランス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不明</text:p>
          </table:table-cell>
          <table:table-cell table:style-name="ce3" table:formula="of:=[.K12]-[.G12]" office:value-type="float" office:value="1">
            <text:p>1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5例目 <text:s text:c="3"/>(47) <text:s/>20代男性</text:p>
          </table:table-cell>
          <table:table-cell table:style-name="ce3" office:value-type="string">
            <text:p>川崎市高津区</text:p>
          </table:table-cell>
          <table:table-cell table:style-name="ce3" office:value-type="string">
            <text:p>会社員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不明</text:p>
          </table:table-cell>
          <table:table-cell table:style-name="ce3" table:formula="of:=[.K13]-[.G13]" office:value-type="float" office:value="2">
            <text:p>2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>
            <text:p>14976例目 <text:s text:c="3"/>(48) <text:s/>30代男性</text:p>
          </table:table-cell>
          <table:table-cell table:style-name="ce3" office:value-type="string">
            <text:p>川崎市宮前区</text:p>
          </table:table-cell>
          <table:table-cell table:style-name="ce3" office:value-type="string">
            <text:p>会社員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軽症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/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陽性者と</text:p>
          </table:table-cell>
          <table:table-cell table:style-name="ce3" table:formula="of:=[.K14]-[.G14]" office:value-type="float" office:value="5">
            <text:p>5</text:p>
          </table:table-cell>
          <table:table-cell table:style-name="ce3"/>
          <table:table-cell table:number-columns-repeated="1009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/>
          <table:table-cell office:value-type="string">
            <text:p>14977例目 <text:s text:c="3"/>(49) <text:s/>60代男性</text:p>
          </table:table-cell>
          <table:table-cell office:value-type="string">
            <text:p>川崎市多摩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17]-[.G17]"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78例目 <text:s text:c="3"/>(50) <text:s/>20代男性</text:p>
          </table:table-cell>
          <table:table-cell office:value-type="string">
            <text:p>川崎市多摩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18]-[.G18]"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79例目 <text:s text:c="3"/>(51) <text:s/>40代女性</text:p>
          </table:table-cell>
          <table:table-cell office:value-type="string">
            <text:p>市外（県内）</text:p>
          </table:table-cell>
          <table:table-cell office:value-type="string">
            <text:p>調査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19]-[.G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0例目 <text:s text:c="3"/>(52) <text:s/>20代男性</text:p>
          </table:table-cell>
          <table:table-cell office:value-type="string">
            <text:p>市外（県内）</text:p>
          </table:table-cell>
          <table:table-cell office:value-type="string">
            <text:p>調査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不明</text:p>
          </table:table-cell>
          <table:table-cell table:style-name="ce3" table:formula="of:=[.K20]-[.G20]" office:value-type="float" office:value="5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1例目 <text:s text:c="3"/>(53) <text:s/>20代女性</text:p>
          </table:table-cell>
          <table:table-cell office:value-type="string">
            <text:p>市外（県内）</text:p>
          </table:table-cell>
          <table:table-cell office:value-type="string">
            <text:p>調査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陽性者と接触</text:p>
          </table:table-cell>
          <table:table-cell table:style-name="ce3" table:formula="of:=[.K21]-[.G2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2例目 <text:s text:c="3"/>(54) <text:s/>20代女性</text:p>
          </table:table-cell>
          <table:table-cell office:value-type="string">
            <text:p>市外（県内）</text:p>
          </table:table-cell>
          <table:table-cell office:value-type="string">
            <text:p>調査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陽性者と接触</text:p>
          </table:table-cell>
          <table:table-cell table:style-name="ce3" table:formula="of:=[.K22]-[.G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3例目 <text:s text:c="3"/>(55) <text:s/>30代女性</text:p>
          </table:table-cell>
          <table:table-cell office:value-type="string">
            <text:p>市外（県内）</text:p>
          </table:table-cell>
          <table:table-cell office:value-type="string">
            <text:p>調査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陽性者と接触</text:p>
          </table:table-cell>
          <table:table-cell table:style-name="ce3" table:formula="of:=[.K23]-[.G23]" office:value-type="float" office:value="-1">
            <text:p>-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4例目 <text:s text:c="3"/>(56) <text:s/>20代男性</text:p>
          </table:table-cell>
          <table:table-cell office:value-type="string">
            <text:p>川崎市中原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24]-[.G24]"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5例目 <text:s text:c="3"/>(57) <text:s/>60代男性</text:p>
          </table:table-cell>
          <table:table-cell office:value-type="string">
            <text:p>川崎市中原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25]-[.G25]" office:value-type="float" office:value="4">
            <text:p>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6例目 <text:s text:c="3"/>(58) <text:s/>50代男性</text:p>
          </table:table-cell>
          <table:table-cell office:value-type="string">
            <text:p>川崎市幸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26]-[.G26]"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7例目 <text:s text:c="3"/>(59) <text:s/>50代女性</text:p>
          </table:table-cell>
          <table:table-cell office:value-type="string">
            <text:p>川崎市高津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27]-[.G27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88例目 <text:s text:c="3"/>(60) <text:s/>20代男性</text:p>
          </table:table-cell>
          <table:table-cell office:value-type="string">
            <text:p>川崎市高津区</text:p>
          </table:table-cell>
          <table:table-cell office:value-type="string">
            <text:p>学生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28]-[.G28]" office:value-type="float" office:value="7">
            <text:p>7</text:p>
          </table:table-cell>
          <table:table-cell table:number-columns-repeated="1010"/>
        </table:table-row>
        <table:table-row table:style-name="ro3" table:number-rows-repeated="2">
          <table:table-cell table:number-columns-repeated="1023"/>
        </table:table-row>
        <table:table-row table:style-name="ro1">
          <table:table-cell/>
          <table:table-cell office:value-type="string">
            <text:p>14989例目 <text:s text:c="3"/>(61) <text:s/>20代女性</text:p>
          </table:table-cell>
          <table:table-cell office:value-type="string">
            <text:p>川崎市高津区</text:p>
          </table:table-cell>
          <table:table-cell office:value-type="string">
            <text:p>飲食店従事者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31]-[.G31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0例目 <text:s text:c="3"/>(62) <text:s/>50代男性</text:p>
          </table:table-cell>
          <table:table-cell office:value-type="string">
            <text:p>川崎市高津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32]-[.G3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1例目 <text:s text:c="3"/>(63) <text:s/>10代女性</text:p>
          </table:table-cell>
          <table:table-cell office:value-type="string">
            <text:p>川崎市多摩区</text:p>
          </table:table-cell>
          <table:table-cell office:value-type="string">
            <text:p>アルバイト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33]-[.G3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2例目 <text:s text:c="3"/>(64) <text:s/>10歳未満女性</text:p>
          </table:table-cell>
          <table:table-cell office:value-type="string">
            <text:p>川崎市高津区</text:p>
          </table:table-cell>
          <table:table-cell/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34]-[.G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3例目 <text:s text:c="3"/>(65) <text:s/>30代男性</text:p>
          </table:table-cell>
          <table:table-cell office:value-type="string">
            <text:p>川崎市宮前区</text:p>
          </table:table-cell>
          <table:table-cell office:value-type="string">
            <text:p>自営業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35]-[.G35]" office:value-type="float" office:value="5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4例目 <text:s text:c="3"/>(66) <text:s/>10代男性</text:p>
          </table:table-cell>
          <table:table-cell office:value-type="string">
            <text:p>川崎市多摩区</text:p>
          </table:table-cell>
          <table:table-cell office:value-type="string">
            <text:p>学生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36]-[.G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5例目 <text:s text:c="3"/>(67) <text:s/>20代男性</text:p>
          </table:table-cell>
          <table:table-cell office:value-type="string">
            <text:p>川崎市麻生区</text:p>
          </table:table-cell>
          <table:table-cell office:value-type="string">
            <text:p>学生-無症状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4">
            <text:p>14</text:p>
          </table:table-cell>
          <table:table-cell table:style-name="Default" office:value-type="string">
            <text:p>陽性者と接触</text:p>
          </table:table-cell>
          <table:table-cell table:number-columns-repeated="2"/>
          <table:table-cell/>
          <table:table-cell/>
          <table:table-cell table:style-name="ce3" table:formula="of:=[.K37]-[.G37]" office:value-type="float" office:value="-14">
            <text:p>-1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6例目 <text:s text:c="3"/>(68) <text:s/>30代女性</text:p>
          </table:table-cell>
          <table:table-cell office:value-type="string">
            <text:p>川崎市高津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38]-[.G38]"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7例目 <text:s text:c="3"/>(69) <text:s/>30代女性</text:p>
          </table:table-cell>
          <table:table-cell office:value-type="string">
            <text:p>川崎市高津区</text:p>
          </table:table-cell>
          <table:table-cell office:value-type="string">
            <text:p>主婦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家庭内</text:p>
          </table:table-cell>
          <table:table-cell table:style-name="ce3" table:formula="of:=[.K39]-[.G3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8例目 <text:s text:c="3"/>(70) <text:s/>20代男性</text:p>
          </table:table-cell>
          <table:table-cell office:value-type="string">
            <text:p>川崎市川崎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家庭内</text:p>
          </table:table-cell>
          <table:table-cell table:style-name="ce3" table:formula="of:=[.K40]-[.G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4999例目 <text:s text:c="3"/>(71) <text:s/>30代男性</text:p>
          </table:table-cell>
          <table:table-cell office:value-type="string">
            <text:p>川崎市幸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41]-[.G4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0例目 <text:s text:c="3"/>(72) <text:s/>20代男性</text:p>
          </table:table-cell>
          <table:table-cell office:value-type="string">
            <text:p>川崎市川崎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42]-[.G4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1例目 <text:s text:c="3"/>(73) <text:s/>20代男性</text:p>
          </table:table-cell>
          <table:table-cell office:value-type="string">
            <text:p>川崎市川崎区</text:p>
          </table:table-cell>
          <table:table-cell office:value-type="string">
            <text:p>会社員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style-name="ce3" table:formula="of:=[.K43]-[.G43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2例目 <text:s text:c="3"/>(74) <text:s/>20代女性</text:p>
          </table:table-cell>
          <table:table-cell office:value-type="string">
            <text:p>川崎市川崎区</text:p>
          </table:table-cell>
          <table:table-cell office:value-type="string">
            <text:p>学生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 table:style-name="ce3" table:formula="of:=[.K44]-[.G44]"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3例目 <text:s text:c="3"/>(75) <text:s/>10代男性</text:p>
          </table:table-cell>
          <table:table-cell office:value-type="string">
            <text:p>市外（県外）学生6</text:p>
          </table:table-cell>
          <table:table-cell office:value-type="string">
            <text:p>/</text:p>
          </table:table-cell>
          <table:table-cell office:value-type="string">
            <text:p>28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不明</text:p>
          </table:table-cell>
          <table:table-cell/>
          <table:table-cell/>
          <table:table-cell/>
          <table:table-cell table:style-name="ce3" table:formula="of:=[.K45]-[.G45]" office:value-type="float" office:value="0">
            <text:p>#VALUE!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4例目 <text:s text:c="3"/>(76) <text:s/>20代女性</text:p>
          </table:table-cell>
          <table:table-cell office:value-type="string">
            <text:p>川崎市麻生区</text:p>
          </table:table-cell>
          <table:table-cell office:value-type="string">
            <text:p>医療従事者-無症状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number-columns-repeated="2"/>
          <table:table-cell/>
          <table:table-cell/>
          <table:table-cell table:style-name="ce3" table:formula="of:=[.K46]-[.G46]" office:value-type="float" office:value="-14">
            <text:p>-1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5例目 <text:s text:c="3"/>(77) <text:s/>10代男性</text:p>
          </table:table-cell>
          <table:table-cell office:value-type="string">
            <text:p>川崎市麻生区</text:p>
          </table:table-cell>
          <table:table-cell office:value-type="string">
            <text:p>学生-無症状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陽性者と接触</text:p>
          </table:table-cell>
          <table:table-cell table:number-columns-repeated="2"/>
          <table:table-cell/>
          <table:table-cell/>
          <table:table-cell table:style-name="ce3" table:formula="of:=[.K47]-[.G47]" office:value-type="float" office:value="-14">
            <text:p>-1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6例目 <text:s text:c="3"/>(78) <text:s/>50代女性</text:p>
          </table:table-cell>
          <table:table-cell office:value-type="string">
            <text:p>川崎市麻生区</text:p>
          </table:table-cell>
          <table:table-cell office:value-type="string">
            <text:p>パートタイマー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軽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家庭内</text:p>
          </table:table-cell>
          <table:table-cell table:style-name="ce3" table:formula="of:=[.K48]-[.G4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7例目 <text:s text:c="3"/>(79) <text:s/>70代男性</text:p>
          </table:table-cell>
          <table:table-cell office:value-type="string">
            <text:p>川崎市中原区</text:p>
          </table:table-cell>
          <table:table-cell office:value-type="string">
            <text:p>無職-無症状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家庭内</text:p>
          </table:table-cell>
          <table:table-cell table:number-columns-repeated="2"/>
          <table:table-cell/>
          <table:table-cell/>
          <table:table-cell table:style-name="ce3" table:formula="of:=[.K49]-[.G49]" office:value-type="float" office:value="-14">
            <text:p>-1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15008例目 <text:s text:c="3"/>(80) <text:s/>80代男性</text:p>
          </table:table-cell>
          <table:table-cell office:value-type="string">
            <text:p>川崎市川崎区</text:p>
          </table:table-cell>
          <table:table-cell office:value-type="string">
            <text:p>無職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中等症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陽性者と接触</text:p>
          </table:table-cell>
          <table:table-cell table:style-name="ce3" table:formula="of:=[.K50]-[.G50]" office:value-type="float" office:value="9">
            <text:p>9</text:p>
          </table:table-cell>
          <table:table-cell table:number-columns-repeated="1010"/>
        </table:table-row>
        <table:table-row table:style-name="ro3" table:number-rows-repeated="104852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4" number:min-integer-digits="1"/>
      <number:text>%</number:text>
    </number:percentage-style>
    <number:percentage-style style:name="N111">
      <number:number number:decimal-places="5" number:min-integer-digits="1"/>
      <number:text>%</number:text>
    </number:percentage-style>
    <number:number-style style:name="N112">
      <number:number number:decimal-places="1" number:min-integer-digits="1" number:grouping="true"/>
    </number:number-style>
    <number:number-style style:name="N113">
      <number:number number:decimal-places="3" number:min-integer-digits="1" number:grouping="true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2021/07/16</text:date>, <text:time>13:51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7-16T12:49:15.09</meta:creation-date>
    <dc:date>2021-07-16T13:51:50.48</dc:date>
    <dc:creator>iwabuchi ken</dc:creator>
    <meta:editing-duration>PT56M49S</meta:editing-duration>
    <meta:editing-cycles>11</meta:editing-cycles>
    <meta:generator>OpenOffice/4.1.3$Win32 OpenOffice.org_project/413m1$Build-9783</meta:generator>
    <meta:document-statistic meta:table-count="3" meta:cell-count="608" meta:object-count="0"/>
  </office:meta>
</office:document-meta>
</file>